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3256in"/>
    </style:style>
    <style:style style:name="co4" style:family="table-column">
      <style:table-column-properties fo:break-before="auto" style:column-width="1.7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23"/>
    <style:style style:name="ce4" style:family="table-cell" style:parent-style-name="Default" style:data-style-name="N60"/>
    <style:style style:name="ce5" style:family="table-cell" style:parent-style-name="Default" style:data-style-name="N121"/>
    <style:style style:name="ce6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ound one: old machin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in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9541" calcext:value-type="float">
            <text:p>69541</text:p>
          </table:table-cell>
          <table:table-cell table:formula="of:=[.B4]/3600" office:value-type="float" office:value="19.3169444444444" calcext:value-type="float">
            <text:p>19.32</text:p>
          </table:table-cell>
          <table:table-cell table:style-name="ce2" table:formula="of:=[.$B$4]/[.B4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41" calcext:value-type="float">
            <text:p>45041</text:p>
          </table:table-cell>
          <table:table-cell table:formula="of:=[.B5]/3600" office:value-type="float" office:value="12.5113888888889" calcext:value-type="float">
            <text:p>12.51</text:p>
          </table:table-cell>
          <table:table-cell table:style-name="ce2" table:formula="of:=[.$B$4]/[.B5]" office:value-type="float" office:value="1.54394884660643" calcext:value-type="float">
            <text:p>1.54</text:p>
          </table:table-cell>
          <table:table-cell office:value-type="float" office:value="0.00920412" calcext:value-type="float">
            <text:p>0.00920412</text:p>
          </table:table-cell>
          <table:table-cell table:style-name="ce5" table:formula="of:=[.E5]/[.$E$17]" office:value-type="float" office:value="0.0097877019405004" calcext:value-type="float">
            <text:p>0.009788</text:p>
          </table:table-cell>
          <table:table-cell table:style-name="ce6" office:value-type="float" office:value="0.0051618" calcext:value-type="float">
            <text:p>0.0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858" calcext:value-type="float">
            <text:p>46858</text:p>
          </table:table-cell>
          <table:table-cell table:formula="of:=[.B6]/3600" office:value-type="float" office:value="13.0161111111111" calcext:value-type="float">
            <text:p>13.02</text:p>
          </table:table-cell>
          <table:table-cell table:style-name="ce2" table:formula="of:=[.$B$4]/[.B6]" office:value-type="float" office:value="1.48407955952025" calcext:value-type="float">
            <text:p>1.48</text:p>
          </table:table-cell>
          <table:table-cell office:value-type="float" office:value="0.0025197" calcext:value-type="float">
            <text:p>0.0025197</text:p>
          </table:table-cell>
          <table:table-cell table:style-name="ce5" table:formula="of:=[.E6]/[.$E$17]" office:value-type="float" office:value="0.00267946013084128" calcext:value-type="float">
            <text:p>0.002679</text:p>
          </table:table-cell>
          <table:table-cell table:style-name="ce6" office:value-type="float" office:value="0.00324244" calcext:value-type="float">
            <text:p>0.00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16" calcext:value-type="float">
            <text:p>46916</text:p>
          </table:table-cell>
          <table:table-cell table:formula="of:=[.B7]/3600" office:value-type="float" office:value="13.0322222222222" calcext:value-type="float">
            <text:p>13.03</text:p>
          </table:table-cell>
          <table:table-cell table:style-name="ce2" table:formula="of:=[.$B$4]/[.B7]" office:value-type="float" office:value="1.48224486315969" calcext:value-type="float">
            <text:p>1.48</text:p>
          </table:table-cell>
          <table:table-cell office:value-type="float" office:value="0.00166854" calcext:value-type="float">
            <text:p>0.00166854</text:p>
          </table:table-cell>
          <table:table-cell table:style-name="ce5" table:formula="of:=[.E7]/[.$E$17]" office:value-type="float" office:value="0.00177433282006346" calcext:value-type="float">
            <text:p>0.001774</text:p>
          </table:table-cell>
          <table:table-cell table:style-name="ce6" office:value-type="float" office:value="0.00204521" calcext:value-type="float">
            <text:p>0.0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80" calcext:value-type="float">
            <text:p>47280</text:p>
          </table:table-cell>
          <table:table-cell table:formula="of:=[.B8]/3600" office:value-type="float" office:value="13.1333333333333" calcext:value-type="float">
            <text:p>13.13</text:p>
          </table:table-cell>
          <table:table-cell table:style-name="ce2" table:formula="of:=[.$B$4]/[.B8]" office:value-type="float" office:value="1.47083333333333" calcext:value-type="float">
            <text:p>1.47</text:p>
          </table:table-cell>
          <table:table-cell office:value-type="float" office:value="0.000140749" calcext:value-type="float">
            <text:p>0.000140749</text:p>
          </table:table-cell>
          <table:table-cell table:style-name="ce5" table:formula="of:=[.E8]/[.$E$17]" office:value-type="float" office:value="0.000149673109479612" calcext:value-type="float">
            <text:p>0.000150</text:p>
          </table:table-cell>
          <table:table-cell table:style-name="ce6" office:value-type="float" office:value="0.000140749" calcext:value-type="float">
            <text:p>0.0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637" calcext:value-type="float">
            <text:p>47637</text:p>
          </table:table-cell>
          <table:table-cell table:formula="of:=[.B9]/3600" office:value-type="float" office:value="13.2325" calcext:value-type="float">
            <text:p>13.23</text:p>
          </table:table-cell>
          <table:table-cell table:style-name="ce2" table:formula="of:=[.$B$4]/[.B9]" office:value-type="float" office:value="1.45981065138443" calcext:value-type="float">
            <text:p>1.46</text:p>
          </table:table-cell>
          <table:table-cell table:style-name="ce4" office:value-type="float" office:value="0.0000767149" calcext:value-type="float">
            <text:p>7.67E-005</text:p>
          </table:table-cell>
          <table:table-cell table:style-name="ce5" table:formula="of:=[.E9]/[.$E$17]" office:value-type="float" office:value="0.0000815789641590172" calcext:value-type="float">
            <text:p>0.000082</text:p>
          </table:table-cell>
          <table:table-cell table:style-name="ce6" office:value-type="float" office:value="0.0000767149" calcext:value-type="float">
            <text:p>0.0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193" calcext:value-type="float">
            <text:p>48193</text:p>
          </table:table-cell>
          <table:table-cell table:formula="of:=[.B10]/3600" office:value-type="float" office:value="13.3869444444444" calcext:value-type="float">
            <text:p>13.39</text:p>
          </table:table-cell>
          <table:table-cell table:style-name="ce2" table:formula="of:=[.$B$4]/[.B10]" office:value-type="float" office:value="1.44296889589774" calcext:value-type="float">
            <text:p>1.44</text:p>
          </table:table-cell>
          <table:table-cell table:style-name="ce4" office:value-type="float" office:value="0.0000612892" calcext:value-type="float">
            <text:p>6.13E-005</text:p>
          </table:table-cell>
          <table:table-cell table:style-name="ce5" table:formula="of:=[.E10]/[.$E$17]" office:value-type="float" office:value="0.0000651752065131394" calcext:value-type="float">
            <text:p>0.000065</text:p>
          </table:table-cell>
          <table:table-cell table:style-name="ce6" office:value-type="float" office:value="0.000109082" calcext:value-type="float">
            <text:p>0.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924" calcext:value-type="float">
            <text:p>48924</text:p>
          </table:table-cell>
          <table:table-cell table:formula="of:=[.B11]/3600" office:value-type="float" office:value="13.59" calcext:value-type="float">
            <text:p>13.59</text:p>
          </table:table-cell>
          <table:table-cell table:style-name="ce2" table:formula="of:=[.$B$4]/[.B11]" office:value-type="float" office:value="1.42140871555883" calcext:value-type="float">
            <text:p>1.42</text:p>
          </table:table-cell>
          <table:table-cell table:style-name="ce4" office:value-type="float" office:value="0.0000169585" calcext:value-type="float">
            <text:p>1.70E-005</text:p>
          </table:table-cell>
          <table:table-cell table:style-name="ce5" table:formula="of:=[.E11]/[.$E$17]" office:value-type="float" office:value="0.0000180337439492288" calcext:value-type="float">
            <text:p>0.000018</text:p>
          </table:table-cell>
          <table:table-cell table:style-name="ce6" office:value-type="float" office:value="0.0000305973" calcext:value-type="float">
            <text:p>0.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651" calcext:value-type="float">
            <text:p>49651</text:p>
          </table:table-cell>
          <table:table-cell table:formula="of:=[.B12]/3600" office:value-type="float" office:value="13.7919444444444" calcext:value-type="float">
            <text:p>13.79</text:p>
          </table:table-cell>
          <table:table-cell table:style-name="ce2" table:formula="of:=[.$B$4]/[.B12]" office:value-type="float" office:value="1.40059616120521" calcext:value-type="float">
            <text:p>1.40</text:p>
          </table:table-cell>
          <table:table-cell table:style-name="ce4" office:value-type="float" office:value="0.00000466084" calcext:value-type="float">
            <text:p>4.66E-006</text:p>
          </table:table-cell>
          <table:table-cell table:style-name="ce5" table:formula="of:=[.E12]/[.$E$17]" office:value-type="float" office:value="0.00000495635788237896" calcext:value-type="float">
            <text:p>0.000005</text:p>
          </table:table-cell>
          <table:table-cell table:style-name="ce6" office:value-type="float" office:value="0.0000141884" calcext:value-type="float">
            <text:p>0.00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664" calcext:value-type="float">
            <text:p>50664</text:p>
          </table:table-cell>
          <table:table-cell table:formula="of:=[.B13]/3600" office:value-type="float" office:value="14.0733333333333" calcext:value-type="float">
            <text:p>14.07</text:p>
          </table:table-cell>
          <table:table-cell table:style-name="ce2" table:formula="of:=[.$B$4]/[.B13]" office:value-type="float" office:value="1.37259197852519" calcext:value-type="float">
            <text:p>1.37</text:p>
          </table:table-cell>
          <table:table-cell table:style-name="ce4" office:value-type="float" office:value="0.00000440875" calcext:value-type="float">
            <text:p>4.41E-006</text:p>
          </table:table-cell>
          <table:table-cell table:style-name="ce5" table:formula="of:=[.E13]/[.$E$17]" office:value-type="float" office:value="0.00000468828426076378" calcext:value-type="float">
            <text:p>0.000005</text:p>
          </table:table-cell>
          <table:table-cell table:style-name="ce6" office:value-type="float" office:value="0.00000643786" calcext:value-type="float">
            <text:p>0.0000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avg <text:s text:c="3"/></text:p>
          </table:table-cell>
          <table:table-cell/>
          <table:table-cell office:value-type="float" office:value="0.940376" calcext:value-type="float">
            <text:p>0.940376</text:p>
          </table:table-cell>
          <table:table-cell table:number-columns-repeated="2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und two: new machin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in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:mm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relative error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5163" calcext:value-type="float">
            <text:p>35163</text:p>
          </table:table-cell>
          <table:table-cell table:formula="of:=[.B28]/3600" office:value-type="float" office:value="9.7675" calcext:value-type="float">
            <text:p>9.77</text:p>
          </table:table-cell>
          <table:table-cell table:style-name="ce3" table:formula="of:=TIME(0;0;[.B28])" office:value-type="time" office:time-value="PT09H46M03S" calcext:value-type="time">
            <text:p>9:46</text:p>
          </table:table-cell>
          <table:table-cell table:style-name="ce2" table:formula="of:=[.$B$28]/[.B28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8" calcext:value-type="float">
            <text:p>20128</text:p>
          </table:table-cell>
          <table:table-cell table:formula="of:=[.B29]/3600" office:value-type="float" office:value="5.59111111111111" calcext:value-type="float">
            <text:p>5.59</text:p>
          </table:table-cell>
          <table:table-cell table:style-name="ce3" table:formula="of:=TIME(0;0;[.B29])" office:value-type="time" office:time-value="PT05H35M28S" calcext:value-type="time">
            <text:p>5:35</text:p>
          </table:table-cell>
          <table:table-cell table:style-name="ce2" table:formula="of:=[.$B$28]/[.B29]" office:value-type="float" office:value="1.74696939586645" calcext:value-type="float">
            <text:p>1.75</text:p>
          </table:table-cell>
          <table:table-cell table:style-name="ce5" office:value-type="float" office:value="0.0115851" calcext:value-type="float">
            <text:p>0.011585</text:p>
          </table:table-cell>
          <table:table-cell table:style-name="ce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67" calcext:value-type="float">
            <text:p>21867</text:p>
          </table:table-cell>
          <table:table-cell table:formula="of:=[.B30]/3600" office:value-type="float" office:value="6.07416666666667" calcext:value-type="float">
            <text:p>6.07</text:p>
          </table:table-cell>
          <table:table-cell table:style-name="ce3" table:formula="of:=TIME(0;0;[.B30])" office:value-type="time" office:time-value="PT06H04M27S" calcext:value-type="time">
            <text:p>6:04</text:p>
          </table:table-cell>
          <table:table-cell table:style-name="ce2" table:formula="of:=[.$B$28]/[.B30]" office:value-type="float" office:value="1.60803951159281" calcext:value-type="float">
            <text:p>1.61</text:p>
          </table:table-cell>
          <table:table-cell table:style-name="ce5" office:value-type="float" office:value="0.00428381" calcext:value-type="float">
            <text:p>0.004284</text:p>
          </table:table-cell>
          <table:table-cell table:style-name="ce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20" calcext:value-type="float">
            <text:p>22020</text:p>
          </table:table-cell>
          <table:table-cell table:formula="of:=[.B31]/3600" office:value-type="float" office:value="6.11666666666667" calcext:value-type="float">
            <text:p>6.12</text:p>
          </table:table-cell>
          <table:table-cell table:style-name="ce3" table:formula="of:=TIME(0;0;[.B31])" office:value-type="time" office:time-value="PT06H07M00S" calcext:value-type="time">
            <text:p>6:07</text:p>
          </table:table-cell>
          <table:table-cell table:style-name="ce2" table:formula="of:=[.$B$28]/[.B31]" office:value-type="float" office:value="1.59686648501362" calcext:value-type="float">
            <text:p>1.60</text:p>
          </table:table-cell>
          <table:table-cell table:style-name="ce5" office:value-type="float" office:value="0.00274691" calcext:value-type="float">
            <text:p>0.002747</text:p>
          </table:table-cell>
          <table:table-cell table:style-name="ce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130" calcext:value-type="float">
            <text:p>22130</text:p>
          </table:table-cell>
          <table:table-cell table:formula="of:=[.B32]/3600" office:value-type="float" office:value="6.14722222222222" calcext:value-type="float">
            <text:p>6.15</text:p>
          </table:table-cell>
          <table:table-cell table:style-name="ce3" table:formula="of:=TIME(0;0;[.B32])" office:value-type="time" office:time-value="PT06H08M50S" calcext:value-type="time">
            <text:p>6:08</text:p>
          </table:table-cell>
          <table:table-cell table:style-name="ce2" table:formula="of:=[.$B$28]/[.B32]" office:value-type="float" office:value="1.58892905558066" calcext:value-type="float">
            <text:p>1.59</text:p>
          </table:table-cell>
          <table:table-cell table:style-name="ce5" office:value-type="float" office:value="0.000668549" calcext:value-type="float">
            <text:p>0.000669</text:p>
          </table:table-cell>
          <table:table-cell table:style-name="ce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422" calcext:value-type="float">
            <text:p>22422</text:p>
          </table:table-cell>
          <table:table-cell table:formula="of:=[.B33]/3600" office:value-type="float" office:value="6.22833333333333" calcext:value-type="float">
            <text:p>6.23</text:p>
          </table:table-cell>
          <table:table-cell table:style-name="ce3" table:formula="of:=TIME(0;0;[.B33])" office:value-type="time" office:time-value="PT06H13M42S" calcext:value-type="time">
            <text:p>6:13</text:p>
          </table:table-cell>
          <table:table-cell table:style-name="ce2" table:formula="of:=[.$B$28]/[.B33]" office:value-type="float" office:value="1.56823655338507" calcext:value-type="float">
            <text:p>1.57</text:p>
          </table:table-cell>
          <table:table-cell table:style-name="ce5" office:value-type="float" office:value="0.000272005" calcext:value-type="float">
            <text:p>0.000272</text:p>
          </table:table-cell>
          <table:table-cell table:style-name="ce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124" calcext:value-type="float">
            <text:p>23124</text:p>
          </table:table-cell>
          <table:table-cell table:formula="of:=[.B34]/3600" office:value-type="float" office:value="6.42333333333333" calcext:value-type="float">
            <text:p>6.42</text:p>
          </table:table-cell>
          <table:table-cell table:style-name="ce3" table:formula="of:=TIME(0;0;[.B34])" office:value-type="time" office:time-value="PT06H25M24S" calcext:value-type="time">
            <text:p>6:25</text:p>
          </table:table-cell>
          <table:table-cell table:style-name="ce2" table:formula="of:=[.$B$28]/[.B34]" office:value-type="float" office:value="1.52062791904515" calcext:value-type="float">
            <text:p>1.52</text:p>
          </table:table-cell>
          <table:table-cell table:style-name="ce5" office:value-type="float" office:value="0.000124137" calcext:value-type="float">
            <text:p>0.000124</text:p>
          </table:table-cell>
          <table:table-cell table:style-name="ce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411" calcext:value-type="float">
            <text:p>23411</text:p>
          </table:table-cell>
          <table:table-cell table:formula="of:=[.B35]/3600" office:value-type="float" office:value="6.50305555555556" calcext:value-type="float">
            <text:p>6.50</text:p>
          </table:table-cell>
          <table:table-cell table:style-name="ce3" table:formula="of:=TIME(0;0;[.B35])" office:value-type="time" office:time-value="PT06H30M11S" calcext:value-type="time">
            <text:p>6:30</text:p>
          </table:table-cell>
          <table:table-cell table:style-name="ce2" table:formula="of:=[.$B$28]/[.B35]" office:value-type="float" office:value="1.5019862457819" calcext:value-type="float">
            <text:p>1.50</text:p>
          </table:table-cell>
          <table:table-cell table:style-name="ce5" office:value-type="float" office:value="0.0000354167" calcext:value-type="float">
            <text:p>0.000035</text:p>
          </table:table-cell>
          <table:table-cell table:style-name="ce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961" calcext:value-type="float">
            <text:p>23961</text:p>
          </table:table-cell>
          <table:table-cell table:formula="of:=[.B36]/3600" office:value-type="float" office:value="6.65583333333333" calcext:value-type="float">
            <text:p>6.66</text:p>
          </table:table-cell>
          <table:table-cell table:style-name="ce3" table:formula="of:=TIME(0;0;[.B36])" office:value-type="time" office:time-value="PT06H39M21S" calcext:value-type="time">
            <text:p>6:39</text:p>
          </table:table-cell>
          <table:table-cell table:style-name="ce2" table:formula="of:=[.$B$28]/[.B36]" office:value-type="float" office:value="1.46750970326781" calcext:value-type="float">
            <text:p>1.47</text:p>
          </table:table-cell>
          <table:table-cell table:style-name="ce5" office:value-type="float" office:value="0.000015495" calcext:value-type="float">
            <text:p>0.000015</text:p>
          </table:table-cell>
          <table:table-cell table:style-name="ce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107" calcext:value-type="float">
            <text:p>25107</text:p>
          </table:table-cell>
          <table:table-cell table:formula="of:=[.B37]/3600" office:value-type="float" office:value="6.97416666666667" calcext:value-type="float">
            <text:p>6.97</text:p>
          </table:table-cell>
          <table:table-cell table:style-name="ce3" table:formula="of:=TIME(0;0;[.B37])" office:value-type="time" office:time-value="PT06H58M27S" calcext:value-type="time">
            <text:p>6:58</text:p>
          </table:table-cell>
          <table:table-cell table:style-name="ce2" table:formula="of:=[.$B$28]/[.B37]" office:value-type="float" office:value="1.4005257497909" calcext:value-type="float">
            <text:p>1.40</text:p>
          </table:table-cell>
          <table:table-cell table:style-name="ce5" office:value-type="float" office:value="0.00000780657" calcext:value-type="float">
            <text:p>0.000008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4" number:min-integer-digits="1"/>
    </number:number-style>
    <number:time-style style:name="N123">
      <number:hours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8:36:18.199294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4-15T22:52:42.284909952</meta:creation-date>
    <dc:date>2018-04-25T18:47:06.454623489</dc:date>
    <dc:creator>Lucas Czech</dc:creator>
    <meta:editing-duration>PT25M15S</meta:editing-duration>
    <meta:editing-cycles>6</meta:editing-cycles>
    <meta:generator>LibreOffice/4.2.8.2$Linux_X86_64 LibreOffice_project/420m0$Build-2</meta:generator>
    <meta:document-statistic meta:table-count="1" meta:cell-count="143" meta:object-count="0"/>
  </office:meta>
</office:document-meta>
</file>